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65pt"/>
    </style:style>
    <style:style style:name="co3" style:family="table-column">
      <style:table-column-properties fo:break-before="auto" style:column-width="308.75pt"/>
    </style:style>
    <style:style style:name="ro1" style:family="table-row">
      <style:table-row-properties style:row-height="102.0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1">MED-FOES Parameters used</text:span></text:p>
            <text:p/>
            <text:p>These parameters represent a “standard outbreak” based on seven historical outbreaks as described in:</text:p>
            <text:p>Manoukis NC, Hoffman K: An agent-based simulation of extirpation of Ceratitis capitata applied to invasions in California. J Pest Sci (2004). 2014; 87(1): 39–51.</text:p>
            <text:p/>
            <text:p>Values are either numbers for fixed parameters or a (min, max) range for parameters varied between runs under the Latin Hypercube sampling procedure.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>
            <text:p>Symbol</text:p>
          </table:table-cell>
          <table:table-cell table:style-name="ce3" office:value-type="string" calcext:value-type="string">
            <text:p>Value(s)</text:p>
          </table:table-cell>
          <table:table-cell table:style-name="ce2" office:value-type="string" calcext:value-type="string">
            <text:p>Description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Ni</text:p>
          </table:table-cell>
          <table:table-cell office:value-type="string" calcext:value-type="string">
            <text:p>(33, 100)</text:p>
          </table:table-cell>
          <table:table-cell office:value-type="string" calcext:value-type="string">
            <text:p><text:s/>Estimated number of adult females in the initial population (LHS ran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</text:p>
          </table:table-cell>
          <table:table-cell office:value-type="string" calcext:value-type="string">
            <text:p>29.8, 49.7, 15.6, 1.83, 3.08 <text:s/></text:p>
          </table:table-cell>
          <table:table-cell office:value-type="string" calcext:value-type="string">
            <text:p><text:s/>Initial age distribution (egg to mature adult) default from Carey 19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(5, 35)</text:p>
          </table:table-cell>
          <table:table-cell office:value-type="string" calcext:value-type="string">
            <text:p><text:s/>Eggs produced per reproduction event (LHS ran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var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<text:s/>Variance in eggs produced per reproduction event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D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velopment model; <text:s/>0=uniform, 1=thermal accumul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SD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Variation in thermal unit transi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ma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ximum temperature under which development can occu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: Tmin</text:p>
          </table:table-cell>
          <table:table-cell office:value-type="string" calcext:value-type="string">
            <text:p>(9.6, 12.5)</text:p>
          </table:table-cell>
          <table:table-cell office:value-type="string" calcext:value-type="string">
            <text:p><text:s/>Transition minimum temperature, egg to larvae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: K</text:p>
          </table:table-cell>
          <table:table-cell office:value-type="string" calcext:value-type="string">
            <text:p>(27.27, 33.80)</text:p>
          </table:table-cell>
          <table:table-cell office:value-type="string" calcext:value-type="string">
            <text:p><text:s/>Transition rate parameter, egg to larvae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P: Tmin</text:p>
          </table:table-cell>
          <table:table-cell office:value-type="string" calcext:value-type="string">
            <text:p>(5.0, 10.8) <text:s text:c="2"/></text:p>
          </table:table-cell>
          <table:table-cell office:value-type="string" calcext:value-type="string">
            <text:p><text:s/>Transition minimum temperature, larvae to pupae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P: K</text:p>
          </table:table-cell>
          <table:table-cell office:value-type="string" calcext:value-type="string">
            <text:p>(94.50, 186.78)</text:p>
          </table:table-cell>
          <table:table-cell office:value-type="string" calcext:value-type="string">
            <text:p><text:s/>Transition rate parameter, larvae to pupae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PA: Tmin</text:p>
          </table:table-cell>
          <table:table-cell office:value-type="string" calcext:value-type="string">
            <text:p>(9.1, 13.8)</text:p>
          </table:table-cell>
          <table:table-cell office:value-type="string" calcext:value-type="string">
            <text:p><text:s/>Transition minimum temperature, pupae to immature adult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PA: K</text:p>
          </table:table-cell>
          <table:table-cell office:value-type="string" calcext:value-type="string">
            <text:p>(123.96, 169.49)</text:p>
          </table:table-cell>
          <table:table-cell office:value-type="string" calcext:value-type="string">
            <text:p><text:s/>Transition rate parameter, pupae to immature adult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: Tmin</text:p>
          </table:table-cell>
          <table:table-cell office:value-type="string" calcext:value-type="string">
            <text:p>(7.9, 9.9)</text:p>
          </table:table-cell>
          <table:table-cell office:value-type="string" calcext:value-type="string">
            <text:p><text:s/>Transition minimum temperature, immature to mature adult (LHS range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: K</text:p>
          </table:table-cell>
          <table:table-cell office:value-type="string" calcext:value-type="string">
            <text:p>(58.20, 105.71)</text:p>
          </table:table-cell>
          <table:table-cell office:value-type="string" calcext:value-type="string">
            <text:p><text:s/>Transition rate parameter, immature to mature adult (LHS ranges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dm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<text:s/>Temperature affects morta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(0.0198, 0.1211)</text:p>
          </table:table-cell>
          <table:table-cell office:value-type="string" calcext:value-type="string">
            <text:p><text:s/>Daily natural mortality of eggs (LHS ran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l</text:p>
          </table:table-cell>
          <table:table-cell office:value-type="string" calcext:value-type="string">
            <text:p>(0.0068, 0.0946)</text:p>
          </table:table-cell>
          <table:table-cell office:value-type="string" calcext:value-type="string">
            <text:p><text:s/>Daily natural mortality of larvae (LHS ran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p</text:p>
          </table:table-cell>
          <table:table-cell office:value-type="string" calcext:value-type="string">
            <text:p>(0.0016, 0.0465)</text:p>
          </table:table-cell>
          <table:table-cell office:value-type="string" calcext:value-type="string">
            <text:p><text:s/>Daily natural mortality of pupae (LHS ran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(0.0245, 0.1340)</text:p>
          </table:table-cell>
          <table:table-cell office:value-type="string" calcext:value-type="string">
            <text:p><text:s/>Daily natural mortality of adults (LHS range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ai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<text:s/>New flies are not reproductive after intervention start (innundative SIT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mber of days between simulation start and beginning of interven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(0.05, 0.15) <text:s/></text:p>
          </table:table-cell>
          <table:table-cell office:value-type="string" calcext:value-type="string">
            <text:p><text:s/>Daily human-induced adult mortality from interventions (LHS rang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red</text:p>
          </table:table-cell>
          <table:table-cell office:value-type="string" calcext:value-type="string">
            <text:p>(0.5, 1) <text:s/></text:p>
          </table:table-cell>
          <table:table-cell office:value-type="string" calcext:value-type="string">
            <text:p><text:s/>Loss of reproductive flies due to intervention (LHS range)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n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Number of simulations per ru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x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<text:s/>Maximum number of flies allow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Number of threads to utilize</text:p>
          </table:table-cell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Collier</meta:initial-creator>
    <meta:creation-date>2018-02-13T13:05:50.766601113</meta:creation-date>
    <dc:date>2018-02-13T15:13:25.838563991</dc:date>
    <dc:creator>Travis Collier</dc:creator>
    <meta:editing-duration>PT14M53S</meta:editing-duration>
    <meta:editing-cycles>3</meta:editing-cycles>
    <meta:generator>LibreOffice/5.1.6.2$Linux_X86_64 LibreOffice_project/10m0$Build-2</meta:generator>
    <meta:document-statistic meta:table-count="1" meta:cell-count="85" meta:object-count="0"/>
  </office:meta>
</office:document-meta>
</file>